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st Plan:</text:p>
      <text:p text:style-name="Standard"/>
      <text:p text:style-name="Standard"><text:tab/>Make sure the game can't be cheated. Example: trying to remove the character and get passed the enemies without dying. </text:p>
      <text:p text:style-name="Standard"><text:tab/></text:p>
      <text:p text:style-name="Standard"><text:tab/>Check win condition: Confirm that when all enemies have been removed, the player receives a win screen.</text:p>
      <text:p text:style-name="Standard"/>
      <text:p text:style-name="Standard"><text:tab/>Check loss condition: Confirm that the player receives a loss screen if the enemies reach the bottom of the screen before the player kills them all.</text:p>
      <text:p text:style-name="Standard"><text:tab/></text:p>
      <text:p text:style-name="Standard"><text:tab/>Check hit detection: Confirm that the player dies immediately if an enemy touches the player. The player should not be able to avoid being hit. Also, if the player shoots and the bullet passes over the enemies, the enemy should be defeat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12-19T21:57:07.39</meta:creation-date>
    <meta:document-statistic meta:table-count="0" meta:image-count="0" meta:object-count="0" meta:page-count="1" meta:paragraph-count="7" meta:word-count="107" meta:character-count="627"/>
    <dc:date>2018-12-19T22:07:33.46</dc:date>
    <meta:editing-duration>PT10M26S</meta:editing-duration>
    <meta:editing-cycles>1</meta:editing-cycles>
    <meta:generator>OpenOffice/4.1.5$Win32 OpenOffice.org_project/415m1$Build-9789</meta:generator>
  </office:meta>
</office:document-meta>
</file>